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602cm"/>
    </style:style>
    <style:style style:name="co12" style:family="table-column">
      <style:table-column-properties fo:break-before="auto" style:column-width="1.39cm"/>
    </style:style>
    <style:style style:name="co13" style:family="table-column">
      <style:table-column-properties fo:break-before="auto" style:column-width="1.485cm"/>
    </style:style>
    <style:style style:name="co14" style:family="table-column">
      <style:table-column-properties fo:break-before="auto" style:column-width="1.806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524cm"/>
    </style:style>
    <style:style style:name="co18" style:family="table-column">
      <style:table-column-properties fo:break-before="auto" style:column-width="3.15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3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29" style:family="table-cell" style:parent-style-name="Default" style:data-style-name="N2">
      <style:table-cell-properties style:rotation-angle="45"/>
    </style:style>
    <style:style style:name="ce32" style:family="table-cell" style:parent-style-name="Default" style:data-style-name="N2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P2"/>
      <style:map style:condition="cell-content()&gt;=0" style:apply-style-name="Good" style:base-cell-address="Feuille1.P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2"/>
        <table:table-column table:style-name="co10" table:default-cell-style-name="Default"/>
        <table:table-column table:style-name="co11" table:number-columns-repeated="2" table:default-cell-style-name="ce17"/>
        <table:table-column table:style-name="co12" table:default-cell-style-name="ce1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29" office:value-type="string" calcext:value-type="string">
            <text:p>Moyenne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K2]+[.L2]+[.M2]" office:value-type="currency" office:currency="USD" office:value="48.7501333333333" calcext:value-type="currency">
            <text:p>$48,75</text:p>
          </table:table-cell>
          <table:table-cell table:style-name="ce13" table:formula="of:=[.N2]" office:value-type="currency" office:currency="USD" office:value="48.7501333333333" calcext:value-type="currency">
            <text:p>$48,75</text:p>
          </table:table-cell>
          <table:table-cell table:style-name="ce22" table:formula="of:=[.A2]*budgetjour-[.O2]" office:value-type="currency" office:currency="USD" office:value="6.24986666666666" calcext:value-type="currency">
            <text:p>$6,25</text:p>
          </table:table-cell>
          <table:table-cell/>
          <table:table-cell table:style-name="ce13" office:value-type="currency" office:currency="USD" office:value="55" calcext:value-type="currency">
            <text:p>$55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K3]+[.L3]+[.M3]" office:value-type="currency" office:currency="USD" office:value="66.6601333333333" calcext:value-type="currency">
            <text:p>$66,66</text:p>
          </table:table-cell>
          <table:table-cell table:style-name="ce13" table:formula="of:=[.O2]+[.N3]" office:value-type="currency" office:currency="USD" office:value="115.410266666667" calcext:value-type="currency">
            <text:p>$115,41</text:p>
          </table:table-cell>
          <table:table-cell table:style-name="ce22" table:formula="of:=[.A3]*budgetjour-[.O3]" office:value-type="currency" office:currency="USD" office:value="-5.41026666666667" calcext:value-type="currency">
            <text:p>-$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K4]+[.L4]+[.M4]" office:value-type="currency" office:currency="USD" office:value="59.9401333333333" calcext:value-type="currency">
            <text:p>$59,94</text:p>
          </table:table-cell>
          <table:table-cell table:style-name="ce13" table:formula="of:=[.O3]+[.N4]" office:value-type="currency" office:currency="USD" office:value="175.3504" calcext:value-type="currency">
            <text:p>$175,35</text:p>
          </table:table-cell>
          <table:table-cell table:style-name="ce22" table:formula="of:=[.A4]*budgetjour-[.O4]" office:value-type="currency" office:currency="USD" office:value="-10.3504" calcext:value-type="currency">
            <text:p>-$10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5]+[.L5]+[.M5]" office:value-type="currency" office:currency="USD" office:value="0" calcext:value-type="currency">
            <text:p>$0,00</text:p>
          </table:table-cell>
          <table:table-cell table:style-name="ce13" table:formula="of:=[.O4]+[.N5]" office:value-type="currency" office:currency="USD" office:value="175.3504" calcext:value-type="currency">
            <text:p>$175,35</text:p>
          </table:table-cell>
          <table:table-cell table:style-name="ce22" table:formula="of:=[.A5]*budgetjour-[.O5]" office:value-type="currency" office:currency="USD" office:value="44.6496" calcext:value-type="currency">
            <text:p>$4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6]+[.L6]+[.M6]" office:value-type="currency" office:currency="USD" office:value="0" calcext:value-type="currency">
            <text:p>$0,00</text:p>
          </table:table-cell>
          <table:table-cell table:style-name="ce13" table:formula="of:=[.O5]+[.N6]" office:value-type="currency" office:currency="USD" office:value="175.3504" calcext:value-type="currency">
            <text:p>$175,35</text:p>
          </table:table-cell>
          <table:table-cell table:style-name="ce22" table:formula="of:=[.A6]*budgetjour-[.O6]" office:value-type="currency" office:currency="USD" office:value="99.6496" calcext:value-type="currency">
            <text:p>$99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K7]+[.L7]+[.M7]" office:value-type="currency" office:currency="USD" office:value="59.23" calcext:value-type="currency">
            <text:p>$59,23</text:p>
          </table:table-cell>
          <table:table-cell table:style-name="ce13" table:formula="of:=[.O6]+[.N7]" office:value-type="currency" office:currency="USD" office:value="234.5804" calcext:value-type="currency">
            <text:p>$234,58</text:p>
          </table:table-cell>
          <table:table-cell table:style-name="ce22" table:formula="of:=[.A7]*budgetjour-[.O7]" office:value-type="currency" office:currency="USD" office:value="95.4196" calcext:value-type="currency">
            <text:p>$9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]+[.L8]+[.M8]" office:value-type="currency" office:currency="USD" office:value="85.14" calcext:value-type="currency">
            <text:p>$85,14</text:p>
          </table:table-cell>
          <table:table-cell table:style-name="ce13" table:formula="of:=[.O7]+[.N8]" office:value-type="currency" office:currency="USD" office:value="319.7204" calcext:value-type="currency">
            <text:p>$319,72</text:p>
          </table:table-cell>
          <table:table-cell table:style-name="ce22" table:formula="of:=[.A8]*budgetjour-[.O8]" office:value-type="currency" office:currency="USD" office:value="65.2796" calcext:value-type="currency">
            <text:p>$65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9]+[.L9]+[.M9]" office:value-type="currency" office:currency="USD" office:value="10" calcext:value-type="currency">
            <text:p>$10,00</text:p>
          </table:table-cell>
          <table:table-cell table:style-name="ce13" table:formula="of:=[.O8]+[.N9]" office:value-type="currency" office:currency="USD" office:value="329.7204" calcext:value-type="currency">
            <text:p>$329,72</text:p>
          </table:table-cell>
          <table:table-cell table:style-name="ce22" table:formula="of:=[.A9]*budgetjour-[.O9]" office:value-type="currency" office:currency="USD" office:value="110.2796" calcext:value-type="currency">
            <text:p>$11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0]+[.L10]+[.M10]" office:value-type="currency" office:currency="USD" office:value="40" calcext:value-type="currency">
            <text:p>$40,00</text:p>
          </table:table-cell>
          <table:table-cell table:style-name="ce13" table:formula="of:=[.O9]+[.N10]" office:value-type="currency" office:currency="USD" office:value="369.7204" calcext:value-type="currency">
            <text:p>$369,72</text:p>
          </table:table-cell>
          <table:table-cell table:style-name="ce22" table:formula="of:=[.A10]*budgetjour-[.O10]" office:value-type="currency" office:currency="USD" office:value="125.2796" calcext:value-type="currency">
            <text:p>$125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1]+[.L11]+[.M11]" office:value-type="currency" office:currency="USD" office:value="44" calcext:value-type="currency">
            <text:p>$44,00</text:p>
          </table:table-cell>
          <table:table-cell table:style-name="ce13" table:formula="of:=[.O10]+[.N11]" office:value-type="currency" office:currency="USD" office:value="413.7204" calcext:value-type="currency">
            <text:p>$413,72</text:p>
          </table:table-cell>
          <table:table-cell table:style-name="ce22" table:formula="of:=[.A11]*budgetjour-[.O11]" office:value-type="currency" office:currency="USD" office:value="136.2796" calcext:value-type="currency">
            <text:p>$13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2]+[.L12]+[.M12]" office:value-type="currency" office:currency="USD" office:value="41.94" calcext:value-type="currency">
            <text:p>$41,94</text:p>
          </table:table-cell>
          <table:table-cell table:style-name="ce13" table:formula="of:=[.O11]+[.N12]" office:value-type="currency" office:currency="USD" office:value="455.6604" calcext:value-type="currency">
            <text:p>$455,66</text:p>
          </table:table-cell>
          <table:table-cell table:style-name="ce22" table:formula="of:=[.A12]*budgetjour-[.O12]" office:value-type="currency" office:currency="USD" office:value="149.3396" calcext:value-type="currency">
            <text:p>$149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/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13]+[.L13]+[.M13]" office:value-type="currency" office:currency="USD" office:value="0" calcext:value-type="currency">
            <text:p>$0,00</text:p>
          </table:table-cell>
          <table:table-cell table:style-name="ce13" table:formula="of:=[.O12]+[.N13]" office:value-type="currency" office:currency="USD" office:value="455.6604" calcext:value-type="currency">
            <text:p>$455,66</text:p>
          </table:table-cell>
          <table:table-cell table:style-name="ce22" table:formula="of:=[.A13]*budgetjour-[.O13]" office:value-type="currency" office:currency="USD" office:value="204.3396" calcext:value-type="currency">
            <text:p>$20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4]+[.L14]+[.M14]" office:value-type="currency" office:currency="USD" office:value="52.93" calcext:value-type="currency">
            <text:p>$52,93</text:p>
          </table:table-cell>
          <table:table-cell table:style-name="ce13" table:formula="of:=[.O13]+[.N14]" office:value-type="currency" office:currency="USD" office:value="508.5904" calcext:value-type="currency">
            <text:p>$508,59</text:p>
          </table:table-cell>
          <table:table-cell table:style-name="ce22" table:formula="of:=[.A14]*budgetjour-[.O14]" office:value-type="currency" office:currency="USD" office:value="206.4096" calcext:value-type="currency">
            <text:p>$206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5]+[.L15]+[.M15]" office:value-type="currency" office:currency="USD" office:value="52" calcext:value-type="currency">
            <text:p>$52,00</text:p>
          </table:table-cell>
          <table:table-cell table:style-name="ce13" table:formula="of:=[.O14]+[.N15]" office:value-type="currency" office:currency="USD" office:value="560.5904" calcext:value-type="currency">
            <text:p>$560,59</text:p>
          </table:table-cell>
          <table:table-cell table:style-name="ce22" table:formula="of:=[.A15]*budgetjour-[.O15]" office:value-type="currency" office:currency="USD" office:value="209.4096" calcext:value-type="currency">
            <text:p>$20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6]+[.L16]+[.M16]" office:value-type="currency" office:currency="USD" office:value="16.67" calcext:value-type="currency">
            <text:p>$16,67</text:p>
          </table:table-cell>
          <table:table-cell table:style-name="ce13" table:formula="of:=[.O15]+[.N16]" office:value-type="currency" office:currency="USD" office:value="577.2604" calcext:value-type="currency">
            <text:p>$577,26</text:p>
          </table:table-cell>
          <table:table-cell table:style-name="ce22" table:formula="of:=[.A16]*budgetjour-[.O16]" office:value-type="currency" office:currency="USD" office:value="247.7396" calcext:value-type="currency">
            <text:p>$247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7]+[.L17]+[.M17]" office:value-type="currency" office:currency="USD" office:value="44.74" calcext:value-type="currency">
            <text:p>$44,74</text:p>
          </table:table-cell>
          <table:table-cell table:style-name="ce13" table:formula="of:=[.O16]+[.N17]" office:value-type="currency" office:currency="USD" office:value="622.0004" calcext:value-type="currency">
            <text:p>$622,00</text:p>
          </table:table-cell>
          <table:table-cell table:style-name="ce22" table:formula="of:=[.A17]*budgetjour-[.O17]" office:value-type="currency" office:currency="USD" office:value="257.9996" calcext:value-type="currency">
            <text:p>$25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8]+[.L18]+[.M18]" office:value-type="currency" office:currency="USD" office:value="44.41" calcext:value-type="currency">
            <text:p>$44,41</text:p>
          </table:table-cell>
          <table:table-cell table:style-name="ce13" table:formula="of:=[.O17]+[.N18]" office:value-type="currency" office:currency="USD" office:value="666.4104" calcext:value-type="currency">
            <text:p>$666,41</text:p>
          </table:table-cell>
          <table:table-cell table:style-name="ce22" table:formula="of:=[.A18]*budgetjour-[.O18]" office:value-type="currency" office:currency="USD" office:value="268.5896" calcext:value-type="currency">
            <text:p>$268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/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K19]+[.L19]+[.M19]" office:value-type="currency" office:currency="USD" office:value="6" calcext:value-type="currency">
            <text:p>$6,00</text:p>
          </table:table-cell>
          <table:table-cell table:style-name="ce13" table:formula="of:=[.O18]+[.N19]" office:value-type="currency" office:currency="USD" office:value="672.4104" calcext:value-type="currency">
            <text:p>$672,41</text:p>
          </table:table-cell>
          <table:table-cell table:style-name="ce22" table:formula="of:=[.A19]*budgetjour-[.O19]" office:value-type="currency" office:currency="USD" office:value="317.5896" calcext:value-type="currency">
            <text:p>$31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0]+[.L20]+[.M20]" office:value-type="currency" office:currency="USD" office:value="92.91" calcext:value-type="currency">
            <text:p>$92,91</text:p>
          </table:table-cell>
          <table:table-cell table:style-name="ce13" table:formula="of:=[.O19]+[.N20]" office:value-type="currency" office:currency="USD" office:value="765.3204" calcext:value-type="currency">
            <text:p>$765,32</text:p>
          </table:table-cell>
          <table:table-cell table:style-name="ce22" table:formula="of:=[.A20]*budgetjour-[.O20]" office:value-type="currency" office:currency="USD" office:value="279.6796" calcext:value-type="currency">
            <text:p>$279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1]+[.L21]+[.M21]" office:value-type="currency" office:currency="USD" office:value="56" calcext:value-type="currency">
            <text:p>$56,00</text:p>
          </table:table-cell>
          <table:table-cell table:style-name="ce13" table:formula="of:=[.O20]+[.N21]" office:value-type="currency" office:currency="USD" office:value="821.3204" calcext:value-type="currency">
            <text:p>$821,32</text:p>
          </table:table-cell>
          <table:table-cell table:style-name="ce22" table:formula="of:=[.A21]*budgetjour-[.O21]" office:value-type="currency" office:currency="USD" office:value="278.6796" calcext:value-type="currency">
            <text:p>$2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2]+[.L22]+[.M22]" office:value-type="currency" office:currency="USD" office:value="99.205" calcext:value-type="currency">
            <text:p>$99,21</text:p>
          </table:table-cell>
          <table:table-cell table:style-name="ce13" table:formula="of:=[.O21]+[.N22]" office:value-type="currency" office:currency="USD" office:value="920.5254" calcext:value-type="currency">
            <text:p>$920,53</text:p>
          </table:table-cell>
          <table:table-cell table:style-name="ce22" table:formula="of:=[.A22]*budgetjour-[.O22]" office:value-type="currency" office:currency="USD" office:value="234.4746" calcext:value-type="currency">
            <text:p>$234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3]+[.L23]+[.M23]" office:value-type="currency" office:currency="USD" office:value="84.205" calcext:value-type="currency">
            <text:p>$84,21</text:p>
          </table:table-cell>
          <table:table-cell table:style-name="ce13" table:formula="of:=[.O22]+[.N23]" office:value-type="currency" office:currency="USD" office:value="1004.7304" calcext:value-type="currency">
            <text:p>$1 004,73</text:p>
          </table:table-cell>
          <table:table-cell table:style-name="ce22" table:formula="of:=[.A23]*budgetjour-[.O23]" office:value-type="currency" office:currency="USD" office:value="205.2696" calcext:value-type="currency">
            <text:p>$20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4]+[.L25]+[.M24]" office:value-type="currency" office:currency="USD" office:value="108.115" calcext:value-type="currency">
            <text:p>$108,12</text:p>
          </table:table-cell>
          <table:table-cell table:style-name="ce13" table:formula="of:=[.O23]+[.N24]" office:value-type="currency" office:currency="USD" office:value="1112.8454" calcext:value-type="currency">
            <text:p>$1 112,85</text:p>
          </table:table-cell>
          <table:table-cell table:style-name="ce22" table:formula="of:=[.A24]*budgetjour-[.O24]" office:value-type="currency" office:currency="USD" office:value="152.1546" calcext:value-type="currency">
            <text:p>$152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5]+[.L25]+[.M25]" office:value-type="currency" office:currency="USD" office:value="108.115" calcext:value-type="currency">
            <text:p>$108,12</text:p>
          </table:table-cell>
          <table:table-cell table:style-name="ce13" table:formula="of:=[.O24]+[.N25]" office:value-type="currency" office:currency="USD" office:value="1220.9604" calcext:value-type="currency">
            <text:p>$1 220,96</text:p>
          </table:table-cell>
          <table:table-cell table:style-name="ce22" table:formula="of:=[.A25]*budgetjour-[.O25]" office:value-type="currency" office:currency="USD" office:value="99.0396000000001" calcext:value-type="currency">
            <text:p>$9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6]+[.L26]+[.M26]" office:value-type="currency" office:currency="USD" office:value="10" calcext:value-type="currency">
            <text:p>$10,00</text:p>
          </table:table-cell>
          <table:table-cell table:style-name="ce13" table:formula="of:=[.O25]+[.N26]" office:value-type="currency" office:currency="USD" office:value="1230.9604" calcext:value-type="currency">
            <text:p>$1 230,96</text:p>
          </table:table-cell>
          <table:table-cell table:style-name="ce22" table:formula="of:=[.A26]*budgetjour-[.O26]" office:value-type="currency" office:currency="USD" office:value="144.0396" calcext:value-type="currency">
            <text:p>$144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7]+[.L27]+[.M27]" office:value-type="currency" office:currency="USD" office:value="57" calcext:value-type="currency">
            <text:p>$57,00</text:p>
          </table:table-cell>
          <table:table-cell table:style-name="ce13" table:formula="of:=[.O26]+[.N27]" office:value-type="currency" office:currency="USD" office:value="1287.9604" calcext:value-type="currency">
            <text:p>$1 287,96</text:p>
          </table:table-cell>
          <table:table-cell table:style-name="ce22" table:formula="of:=[.A27]*budgetjour-[.O27]" office:value-type="currency" office:currency="USD" office:value="142.0396" calcext:value-type="currency">
            <text:p>$14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8]+[.L28]+[.M28]" office:value-type="currency" office:currency="USD" office:value="86.48" calcext:value-type="currency">
            <text:p>$86,48</text:p>
          </table:table-cell>
          <table:table-cell table:style-name="ce13" table:formula="of:=[.O27]+[.N28]" office:value-type="currency" office:currency="USD" office:value="1374.4404" calcext:value-type="currency">
            <text:p>$1 374,44</text:p>
          </table:table-cell>
          <table:table-cell table:style-name="ce22" table:formula="of:=[.A28]*budgetjour-[.O28]" office:value-type="currency" office:currency="USD" office:value="110.5596" calcext:value-type="currency">
            <text:p>$11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9]+[.L29]+[.M29]" office:value-type="currency" office:currency="USD" office:value="36.43" calcext:value-type="currency">
            <text:p>$36,43</text:p>
          </table:table-cell>
          <table:table-cell table:style-name="ce13" table:formula="of:=[.O28]+[.N29]" office:value-type="currency" office:currency="USD" office:value="1410.8704" calcext:value-type="currency">
            <text:p>$1 410,87</text:p>
          </table:table-cell>
          <table:table-cell table:style-name="ce22" table:formula="of:=[.A29]*budgetjour-[.O29]" office:value-type="currency" office:currency="USD" office:value="129.1296" calcext:value-type="currency">
            <text:p>$129,1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0]+[.L30]+[.M30]" office:value-type="currency" office:currency="USD" office:value="73.22" calcext:value-type="currency">
            <text:p>$73,22</text:p>
          </table:table-cell>
          <table:table-cell table:style-name="ce13" table:formula="of:=[.O29]+[.N30]" office:value-type="currency" office:currency="USD" office:value="1484.0904" calcext:value-type="currency">
            <text:p>$1 484,09</text:p>
          </table:table-cell>
          <table:table-cell table:style-name="ce22" table:formula="of:=[.A30]*budgetjour-[.O30]" office:value-type="currency" office:currency="USD" office:value="110.9096" calcext:value-type="currency">
            <text:p>$110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1]+[.L31]+[.M31]" office:value-type="currency" office:currency="USD" office:value="71.25" calcext:value-type="currency">
            <text:p>$71,25</text:p>
          </table:table-cell>
          <table:table-cell table:style-name="ce13" table:formula="of:=[.O30]+[.N31]" office:value-type="currency" office:currency="USD" office:value="1555.3404" calcext:value-type="currency">
            <text:p>$1 555,34</text:p>
          </table:table-cell>
          <table:table-cell table:style-name="ce22" table:formula="of:=[.A31]*budgetjour-[.O31]" office:value-type="currency" office:currency="USD" office:value="94.6596" calcext:value-type="currency">
            <text:p>$94,6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/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2]+[.L32]+[.M32]" office:value-type="currency" office:currency="USD" office:value="9.46" calcext:value-type="currency">
            <text:p>$9,46</text:p>
          </table:table-cell>
          <table:table-cell table:style-name="ce13" table:formula="of:=[.O31]+[.N32]" office:value-type="currency" office:currency="USD" office:value="1564.8004" calcext:value-type="currency">
            <text:p>$1 564,80</text:p>
          </table:table-cell>
          <table:table-cell table:style-name="ce22" table:formula="of:=[.A32]*budgetjour-[.O32]" office:value-type="currency" office:currency="USD" office:value="140.1996" calcext:value-type="currency">
            <text:p>$140,2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3]+[.L33]+[.M33]" office:value-type="currency" office:currency="USD" office:value="22.75" calcext:value-type="currency">
            <text:p>$22,75</text:p>
          </table:table-cell>
          <table:table-cell table:style-name="ce13" table:formula="of:=[.O32]+[.N33]" office:value-type="currency" office:currency="USD" office:value="1587.5504" calcext:value-type="currency">
            <text:p>$1 587,55</text:p>
          </table:table-cell>
          <table:table-cell table:style-name="ce22" table:formula="of:=[.A33]*budgetjour-[.O33]" office:value-type="currency" office:currency="USD" office:value="172.4496" calcext:value-type="currency">
            <text:p>$17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4]+[.L34]+[.M34]" office:value-type="currency" office:currency="USD" office:value="23.4" calcext:value-type="currency">
            <text:p>$23,40</text:p>
          </table:table-cell>
          <table:table-cell table:style-name="ce13" table:formula="of:=[.O33]+[.N34]" office:value-type="currency" office:currency="USD" office:value="1610.9504" calcext:value-type="currency">
            <text:p>$1 610,95</text:p>
          </table:table-cell>
          <table:table-cell table:style-name="ce22" table:formula="of:=[.A34]*budgetjour-[.O34]" office:value-type="currency" office:currency="USD" office:value="204.0496" calcext:value-type="currency">
            <text:p>$204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5]+[.L35]+[.M35]" office:value-type="currency" office:currency="USD" office:value="24.83" calcext:value-type="currency">
            <text:p>$24,83</text:p>
          </table:table-cell>
          <table:table-cell table:style-name="ce13" table:formula="of:=[.O34]+[.N35]" office:value-type="currency" office:currency="USD" office:value="1635.7804" calcext:value-type="currency">
            <text:p>$1 635,78</text:p>
          </table:table-cell>
          <table:table-cell table:style-name="ce22" table:formula="of:=[.A35]*budgetjour-[.O35]" office:value-type="currency" office:currency="USD" office:value="234.2196" calcext:value-type="currency">
            <text:p>$23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6]+[.L36]+[.M36]" office:value-type="currency" office:currency="USD" office:value="27.33" calcext:value-type="currency">
            <text:p>$27,33</text:p>
          </table:table-cell>
          <table:table-cell table:style-name="ce13" table:formula="of:=[.O35]+[.N36]" office:value-type="currency" office:currency="USD" office:value="1663.1104" calcext:value-type="currency">
            <text:p>$1 663,11</text:p>
          </table:table-cell>
          <table:table-cell table:style-name="ce22" table:formula="of:=[.A36]*budgetjour-[.O36]" office:value-type="currency" office:currency="USD" office:value="261.8896" calcext:value-type="currency">
            <text:p>$26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37]+[.L37]+[.M37]" office:value-type="currency" office:currency="USD" office:value="15" calcext:value-type="currency">
            <text:p>$15,00</text:p>
          </table:table-cell>
          <table:table-cell table:style-name="ce13" table:formula="of:=[.O36]+[.N37]" office:value-type="currency" office:currency="USD" office:value="1678.1104" calcext:value-type="currency">
            <text:p>$1 678,11</text:p>
          </table:table-cell>
          <table:table-cell table:style-name="ce22" table:formula="of:=[.A37]*budgetjour-[.O37]" office:value-type="currency" office:currency="USD" office:value="301.8896" calcext:value-type="currency">
            <text:p>$30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/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8]+[.L38]+[.M38]" office:value-type="currency" office:currency="USD" office:value="36.55" calcext:value-type="currency">
            <text:p>$36,55</text:p>
          </table:table-cell>
          <table:table-cell table:style-name="ce13" table:formula="of:=[.O37]+[.N38]" office:value-type="currency" office:currency="USD" office:value="1714.6604" calcext:value-type="currency">
            <text:p>$1 714,66</text:p>
          </table:table-cell>
          <table:table-cell table:style-name="ce22" table:formula="of:=[.A38]*budgetjour-[.O38]" office:value-type="currency" office:currency="USD" office:value="320.3396" calcext:value-type="currency">
            <text:p>$320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/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9]+[.L39]+[.M39]" office:value-type="currency" office:currency="USD" office:value="11.71" calcext:value-type="currency">
            <text:p>$11,71</text:p>
          </table:table-cell>
          <table:table-cell table:style-name="ce13" table:formula="of:=[.O38]+[.N39]" office:value-type="currency" office:currency="USD" office:value="1726.3704" calcext:value-type="currency">
            <text:p>$1 726,37</text:p>
          </table:table-cell>
          <table:table-cell table:style-name="ce22" table:formula="of:=[.A39]*budgetjour-[.O39]" office:value-type="currency" office:currency="USD" office:value="363.6296" calcext:value-type="currency">
            <text:p>$36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0]+[.L40]+[.M40]" office:value-type="currency" office:currency="USD" office:value="95.54" calcext:value-type="currency">
            <text:p>$95,54</text:p>
          </table:table-cell>
          <table:table-cell table:style-name="ce13" table:formula="of:=[.O39]+[.N40]" office:value-type="currency" office:currency="USD" office:value="1821.9104" calcext:value-type="currency">
            <text:p>$1 821,91</text:p>
          </table:table-cell>
          <table:table-cell table:style-name="ce22" table:formula="of:=[.A40]*budgetjour-[.O40]" office:value-type="currency" office:currency="USD" office:value="323.0896" calcext:value-type="currency">
            <text:p>$323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1]+[.L41]+[.M41]" office:value-type="currency" office:currency="USD" office:value="10" calcext:value-type="currency">
            <text:p>$10,00</text:p>
          </table:table-cell>
          <table:table-cell table:style-name="ce13" table:formula="of:=[.O40]+[.N41]" office:value-type="currency" office:currency="USD" office:value="1831.9104" calcext:value-type="currency">
            <text:p>$1 831,91</text:p>
          </table:table-cell>
          <table:table-cell table:style-name="ce22" table:formula="of:=[.A41]*budgetjour-[.O41]" office:value-type="currency" office:currency="USD" office:value="368.0896" calcext:value-type="currency">
            <text:p>$3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K42]+[.L42]+[.M42]" office:value-type="currency" office:currency="USD" office:value="26.38" calcext:value-type="currency">
            <text:p>$26,38</text:p>
          </table:table-cell>
          <table:table-cell table:style-name="ce13" table:formula="of:=[.O41]+[.N42]" office:value-type="currency" office:currency="USD" office:value="1858.2904" calcext:value-type="currency">
            <text:p>$1 858,29</text:p>
          </table:table-cell>
          <table:table-cell table:style-name="ce22" table:formula="of:=[.A42]*budgetjour-[.O42]" office:value-type="currency" office:currency="USD" office:value="396.7096" calcext:value-type="currency">
            <text:p>$396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3]+[.L43]+[.M43]" office:value-type="currency" office:currency="USD" office:value="120.17" calcext:value-type="currency">
            <text:p>$120,17</text:p>
          </table:table-cell>
          <table:table-cell table:style-name="ce13" table:formula="of:=[.O42]+[.N43]" office:value-type="currency" office:currency="USD" office:value="1978.4604" calcext:value-type="currency">
            <text:p>$1 978,46</text:p>
          </table:table-cell>
          <table:table-cell table:style-name="ce22" table:formula="of:=[.A43]*budgetjour-[.O43]" office:value-type="currency" office:currency="USD" office:value="331.5396" calcext:value-type="currency">
            <text:p>$33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4]+[.L44]+[.M44]" office:value-type="currency" office:currency="USD" office:value="97.71" calcext:value-type="currency">
            <text:p>$97,71</text:p>
          </table:table-cell>
          <table:table-cell table:style-name="ce13" table:formula="of:=[.O43]+[.N44]" office:value-type="currency" office:currency="USD" office:value="2076.1704" calcext:value-type="currency">
            <text:p>$2 076,17</text:p>
          </table:table-cell>
          <table:table-cell table:style-name="ce22" table:formula="of:=[.A44]*budgetjour-[.O44]" office:value-type="currency" office:currency="USD" office:value="288.8296" calcext:value-type="currency">
            <text:p>$288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5]+[.L45]+[.M45]" office:value-type="currency" office:currency="USD" office:value="16.34" calcext:value-type="currency">
            <text:p>$16,34</text:p>
          </table:table-cell>
          <table:table-cell table:style-name="ce13" table:formula="of:=[.O44]+[.N45]" office:value-type="currency" office:currency="USD" office:value="2092.5104" calcext:value-type="currency">
            <text:p>$2 092,51</text:p>
          </table:table-cell>
          <table:table-cell table:style-name="ce22" table:formula="of:=[.A45]*budgetjour-[.O45]" office:value-type="currency" office:currency="USD" office:value="327.4896" calcext:value-type="currency">
            <text:p>$32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6]+[.L46]+[.M46]" office:value-type="currency" office:currency="USD" office:value="48.56" calcext:value-type="currency">
            <text:p>$48,56</text:p>
          </table:table-cell>
          <table:table-cell table:style-name="ce13" table:formula="of:=[.O45]+[.N46]" office:value-type="currency" office:currency="USD" office:value="2141.0704" calcext:value-type="currency">
            <text:p>$2 141,07</text:p>
          </table:table-cell>
          <table:table-cell table:style-name="ce22" table:formula="of:=[.A46]*budgetjour-[.O46]" office:value-type="currency" office:currency="USD" office:value="333.9296" calcext:value-type="currency">
            <text:p>$333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7]+[.L47]+[.M47]" office:value-type="currency" office:currency="USD" office:value="29.9" calcext:value-type="currency">
            <text:p>$29,90</text:p>
          </table:table-cell>
          <table:table-cell table:style-name="ce13" table:formula="of:=[.O46]+[.N47]" office:value-type="currency" office:currency="USD" office:value="2170.9704" calcext:value-type="currency">
            <text:p>$2 170,97</text:p>
          </table:table-cell>
          <table:table-cell table:style-name="ce22" table:formula="of:=[.A47]*budgetjour-[.O47]" office:value-type="currency" office:currency="USD" office:value="359.0296" calcext:value-type="currency">
            <text:p>$35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office:value-type="string" calcext:value-type="string">
            <text:p>Hunt</text:p>
          </table:table-cell>
          <table:table-cell office:value-type="float" office:value="81" calcext:value-type="float">
            <text:p>81</text:p>
          </table:table-cell>
          <table:table-cell table:formula="of:=[.F47]+[.E48]" office:value-type="float" office:value="2895" calcext:value-type="float">
            <text:p>2895</text:p>
          </table:table-cell>
          <table:table-cell table:style-name="Default" office:value-type="float" office:value="679" calcext:value-type="float">
            <text:p>679</text:p>
          </table:table-cell>
          <table:table-cell table:formula="of:=[.H47]+[.G48]" office:value-type="float" office:value="10615" calcext:value-type="float">
            <text:p>10615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106" calcext:value-type="currency">
            <text:p>$10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8]+[.L48]+[.M48]" office:value-type="currency" office:currency="USD" office:value="106" calcext:value-type="currency">
            <text:p>$106,00</text:p>
          </table:table-cell>
          <table:table-cell table:style-name="ce13" table:formula="of:=[.O47]+[.N48]" office:value-type="currency" office:currency="USD" office:value="2276.9704" calcext:value-type="currency">
            <text:p>$2 276,97</text:p>
          </table:table-cell>
          <table:table-cell table:style-name="ce22" table:formula="of:=[.A48]*budgetjour-[.O48]" office:value-type="currency" office:currency="USD" office:value="308.0296" calcext:value-type="currency">
            <text:p>$308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string" office:string-value="Hunt" calcext:value-type="string">
            <text:p>Hunt</text:p>
          </table:table-cell>
          <table:table-cell office:value-type="string" calcext:value-type="string">
            <text:p>Leakey</text:p>
          </table:table-cell>
          <table:table-cell office:value-type="float" office:value="76" calcext:value-type="float">
            <text:p>76</text:p>
          </table:table-cell>
          <table:table-cell table:formula="of:=[.F48]+[.E49]" office:value-type="float" office:value="2971" calcext:value-type="float">
            <text:p>2971</text:p>
          </table:table-cell>
          <table:table-cell table:style-name="Default" office:value-type="float" office:value="995" calcext:value-type="float">
            <text:p>995</text:p>
          </table:table-cell>
          <table:table-cell table:formula="of:=[.H48]+[.G49]" office:value-type="float" office:value="11610" calcext:value-type="float">
            <text:p>116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5.52" calcext:value-type="currency">
            <text:p>$85,52</text:p>
          </table:table-cell>
          <table:table-cell table:style-name="ce13" table:formula="of:=3.12+15" office:value-type="currency" office:currency="USD" office:value="18.12" calcext:value-type="currency">
            <text:p>$18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9]+[.L49]+[.M49]" office:value-type="currency" office:currency="USD" office:value="103.64" calcext:value-type="currency">
            <text:p>$103,64</text:p>
          </table:table-cell>
          <table:table-cell table:style-name="ce13" table:formula="of:=[.O48]+[.N49]" office:value-type="currency" office:currency="USD" office:value="2380.6104" calcext:value-type="currency">
            <text:p>$2 380,61</text:p>
          </table:table-cell>
          <table:table-cell table:style-name="ce22" table:formula="of:=[.A49]*budgetjour-[.O49]" office:value-type="currency" office:currency="USD" office:value="259.3896" calcext:value-type="currency">
            <text:p>$259,3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string" office:string-value="Leakey" calcext:value-type="string">
            <text:p>Leakey</text:p>
          </table:table-cell>
          <table:table-cell office:value-type="string" calcext:value-type="string">
            <text:p>Bracketville</text:p>
          </table:table-cell>
          <table:table-cell office:value-type="float" office:value="116" calcext:value-type="float">
            <text:p>116</text:p>
          </table:table-cell>
          <table:table-cell table:formula="of:=[.F49]+[.E50]" office:value-type="float" office:value="3087" calcext:value-type="float">
            <text:p>3087</text:p>
          </table:table-cell>
          <table:table-cell table:style-name="Default" office:value-type="float" office:value="791" calcext:value-type="float">
            <text:p>791</text:p>
          </table:table-cell>
          <table:table-cell table:formula="of:=[.H49]+[.G50]" office:value-type="float" office:value="12401" calcext:value-type="float">
            <text:p>12401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74.2" calcext:value-type="currency">
            <text:p>$74,20</text:p>
          </table:table-cell>
          <table:table-cell table:style-name="ce13" table:formula="of:=2.47+2.47+9.91" office:value-type="currency" office:currency="USD" office:value="14.85" calcext:value-type="currency">
            <text:p>$14,8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0]+[.L50]+[.M50]" office:value-type="currency" office:currency="USD" office:value="89.05" calcext:value-type="currency">
            <text:p>$89,05</text:p>
          </table:table-cell>
          <table:table-cell table:style-name="ce13" table:formula="of:=[.O49]+[.N50]" office:value-type="currency" office:currency="USD" office:value="2469.6604" calcext:value-type="currency">
            <text:p>$2 469,66</text:p>
          </table:table-cell>
          <table:table-cell table:style-name="ce22" table:formula="of:=[.A50]*budgetjour-[.O50]" office:value-type="currency" office:currency="USD" office:value="225.3396" calcext:value-type="currency">
            <text:p>$225,34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string" office:string-value="Bracketville" calcext:value-type="string">
            <text:p>Bracketville</text:p>
          </table:table-cell>
          <table:table-cell office:value-type="string" calcext:value-type="string">
            <text:p>Del Rio</text:p>
          </table:table-cell>
          <table:table-cell office:value-type="float" office:value="52" calcext:value-type="float">
            <text:p>52</text:p>
          </table:table-cell>
          <table:table-cell table:formula="of:=[.F50]+[.E51]" office:value-type="float" office:value="3139" calcext:value-type="float">
            <text:p>3139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50]+[.G51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42.53" calcext:value-type="currency">
            <text:p>$42,5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1]+[.L51]+[.M51]" office:value-type="currency" office:currency="USD" office:value="110.32" calcext:value-type="currency">
            <text:p>$110,32</text:p>
          </table:table-cell>
          <table:table-cell table:style-name="ce13" table:formula="of:=[.O50]+[.N51]" office:value-type="currency" office:currency="USD" office:value="2579.9804" calcext:value-type="currency">
            <text:p>$2 579,98</text:p>
          </table:table-cell>
          <table:table-cell table:style-name="ce22" table:formula="of:=[.A51]*budgetjour-[.O51]" office:value-type="currency" office:currency="USD" office:value="170.0196" calcext:value-type="currency">
            <text:p>$170,02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string" office:string-value="Del Rio" calcext:value-type="string">
            <text:p>Del Rio</text:p>
          </table:table-cell>
          <table:table-cell office:value-type="string" calcext:value-type="string">
            <text:p>Del Rio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3139" calcext:value-type="float">
            <text:p>3139</text:p>
          </table:table-cell>
          <table:table-cell table:style-name="Default" office:value-type="float" office:value="0" calcext:value-type="float">
            <text:p>0</text:p>
          </table:table-cell>
          <table:table-cell table:formula="of:=[.H51]+[.G52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2.5" calcext:value-type="currency">
            <text:p>$2,50</text:p>
          </table:table-cell>
          <table:table-cell table:style-name="ce13" table:formula="of:=6.5+8" office:value-type="currency" office:currency="USD" office:value="14.5" calcext:value-type="currency">
            <text:p>$14,50</text:p>
          </table:table-cell>
          <table:table-cell table:style-name="ce13" table:formula="of:=[.K52]+[.L52]+[.M52]" office:value-type="currency" office:currency="USD" office:value="84.79" calcext:value-type="currency">
            <text:p>$84,79</text:p>
          </table:table-cell>
          <table:table-cell table:style-name="ce13" table:formula="of:=[.O51]+[.N52]" office:value-type="currency" office:currency="USD" office:value="2664.7704" calcext:value-type="currency">
            <text:p>$2 664,77</text:p>
          </table:table-cell>
          <table:table-cell table:style-name="ce22" table:formula="of:=[.A52]*budgetjour-[.O52]" office:value-type="currency" office:currency="USD" office:value="140.2296" calcext:value-type="currency">
            <text:p>$140,23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string" office:string-value="Del Rio" calcext:value-type="string">
            <text:p>Del Rio</text:p>
          </table:table-cell>
          <table:table-cell office:value-type="string" calcext:value-type="string">
            <text:p>Langtry</text:p>
          </table:table-cell>
          <table:table-cell office:value-type="float" office:value="98" calcext:value-type="float">
            <text:p>98</text:p>
          </table:table-cell>
          <table:table-cell table:formula="of:=[.F52]+[.E53]" office:value-type="float" office:value="3237" calcext:value-type="float">
            <text:p>3237</text:p>
          </table:table-cell>
          <table:table-cell table:style-name="Default" office:value-type="float" office:value="619" calcext:value-type="float">
            <text:p>619</text:p>
          </table:table-cell>
          <table:table-cell table:formula="of:=[.H52]+[.G53]" office:value-type="float" office:value="13186" calcext:value-type="float">
            <text:p>13186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3]+[.L53]+[.M53]" office:value-type="currency" office:currency="USD" office:value="45" calcext:value-type="currency">
            <text:p>$45,00</text:p>
          </table:table-cell>
          <table:table-cell table:style-name="ce13" table:formula="of:=[.O52]+[.N53]" office:value-type="currency" office:currency="USD" office:value="2709.7704" calcext:value-type="currency">
            <text:p>$2 709,77</text:p>
          </table:table-cell>
          <table:table-cell table:style-name="ce22" table:formula="of:=[.A53]*budgetjour-[.O53]" office:value-type="currency" office:currency="USD" office:value="150.2296" calcext:value-type="currency">
            <text:p>$150,23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96" calcext:value-type="float">
            <text:p>96</text:p>
          </table:table-cell>
          <table:table-cell table:formula="of:=[.F53]+[.E54]" office:value-type="float" office:value="3333" calcext:value-type="float">
            <text:p>3333</text:p>
          </table:table-cell>
          <table:table-cell table:style-name="Default" office:value-type="float" office:value="921" calcext:value-type="float">
            <text:p>921</text:p>
          </table:table-cell>
          <table:table-cell table:formula="of:=[.H53]+[.G54]" office:value-type="float" office:value="14107" calcext:value-type="float">
            <text:p>14107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table:formula="of:=2+6.45" office:value-type="currency" office:currency="USD" office:value="8.45" calcext:value-type="currency">
            <text:p>$8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4]+[.L54]+[.M54]" office:value-type="currency" office:currency="USD" office:value="15.45" calcext:value-type="currency">
            <text:p>$15,45</text:p>
          </table:table-cell>
          <table:table-cell table:style-name="ce13" table:formula="of:=[.O53]+[.N54]" office:value-type="currency" office:currency="USD" office:value="2725.2204" calcext:value-type="currency">
            <text:p>$2 725,22</text:p>
          </table:table-cell>
          <table:table-cell table:style-name="ce22" table:formula="of:=[.A54]*budgetjour-[.O54]" office:value-type="currency" office:currency="USD" office:value="189.7796" calcext:value-type="currency">
            <text:p>$189,78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89" calcext:value-type="float">
            <text:p>89</text:p>
          </table:table-cell>
          <table:table-cell table:formula="of:=[.F54]+[.E55]" office:value-type="float" office:value="3422" calcext:value-type="float">
            <text:p>3422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H54]+[.G55]" office:value-type="float" office:value="14673" calcext:value-type="float">
            <text:p>14673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3.47" calcext:value-type="currency">
            <text:p>$13,4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5]+[.L55]+[.M55]" office:value-type="currency" office:currency="USD" office:value="33.47" calcext:value-type="currency">
            <text:p>$33,47</text:p>
          </table:table-cell>
          <table:table-cell table:style-name="ce13" table:formula="of:=[.O54]+[.N55]" office:value-type="currency" office:currency="USD" office:value="2758.6904" calcext:value-type="currency">
            <text:p>$2 758,69</text:p>
          </table:table-cell>
          <table:table-cell table:style-name="ce22" table:formula="of:=[.A55]*budgetjour-[.O55]" office:value-type="currency" office:currency="USD" office:value="211.3096" calcext:value-type="currency">
            <text:p>$211,31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94" calcext:value-type="float">
            <text:p>94</text:p>
          </table:table-cell>
          <table:table-cell table:formula="of:=[.F55]+[.E56]" office:value-type="float" office:value="3516" calcext:value-type="float">
            <text:p>3516</text:p>
          </table:table-cell>
          <table:table-cell table:style-name="Default" office:value-type="float" office:value="611" calcext:value-type="float">
            <text:p>611</text:p>
          </table:table-cell>
          <table:table-cell table:formula="of:=[.H55]+[.G56]" office:value-type="float" office:value="15284" calcext:value-type="float">
            <text:p>15284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4.14+9.8" office:value-type="currency" office:currency="USD" office:value="13.94" calcext:value-type="currency">
            <text:p>$13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6]+[.L56]+[.M56]" office:value-type="currency" office:currency="USD" office:value="13.94" calcext:value-type="currency">
            <text:p>$13,94</text:p>
          </table:table-cell>
          <table:table-cell table:style-name="ce13" table:formula="of:=[.O55]+[.N56]" office:value-type="currency" office:currency="USD" office:value="2772.6304" calcext:value-type="currency">
            <text:p>$2 772,63</text:p>
          </table:table-cell>
          <table:table-cell table:style-name="ce22" table:formula="of:=[.A56]*budgetjour-[.O56]" office:value-type="currency" office:currency="USD" office:value="252.3696" calcext:value-type="currency">
            <text:p>$252,37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string" office:string-value="Marfa" calcext:value-type="string">
            <text:p>Marfa</text:p>
          </table:table-cell>
          <table:table-cell office:value-type="string" calcext:value-type="string">
            <text:p>Valentine</text:p>
          </table:table-cell>
          <table:table-cell office:value-type="float" office:value="61" calcext:value-type="float">
            <text:p>61</text:p>
          </table:table-cell>
          <table:table-cell table:formula="of:=[.F56]+[.E57]" office:value-type="float" office:value="3577" calcext:value-type="float">
            <text:p>3577</text:p>
          </table:table-cell>
          <table:table-cell table:style-name="Default" office:value-type="float" office:value="193" calcext:value-type="float">
            <text:p>193</text:p>
          </table:table-cell>
          <table:table-cell table:formula="of:=[.H56]+[.G57]" office:value-type="float" office:value="15477" calcext:value-type="float">
            <text:p>15477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57]+[.L57]+[.M57]" office:value-type="currency" office:currency="USD" office:value="0" calcext:value-type="currency">
            <text:p>$0,00</text:p>
          </table:table-cell>
          <table:table-cell table:style-name="ce13" table:formula="of:=[.O56]+[.N57]" office:value-type="currency" office:currency="USD" office:value="2772.6304" calcext:value-type="currency">
            <text:p>$2 772,63</text:p>
          </table:table-cell>
          <table:table-cell table:style-name="ce22" table:formula="of:=[.A57]*budgetjour-[.O57]" office:value-type="currency" office:currency="USD" office:value="307.3696" calcext:value-type="currency">
            <text:p>$307,37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string" office:string-value="Valentine" calcext:value-type="string">
            <text:p>Valentine</text:p>
          </table:table-cell>
          <table:table-cell office:value-type="string" calcext:value-type="string">
            <text:p>Sierra Blanca</text:p>
          </table:table-cell>
          <table:table-cell office:value-type="float" office:value="116" calcext:value-type="float">
            <text:p>116</text:p>
          </table:table-cell>
          <table:table-cell table:formula="of:=[.F57]+[.E58]" office:value-type="float" office:value="3693" calcext:value-type="float">
            <text:p>3693</text:p>
          </table:table-cell>
          <table:table-cell table:style-name="Default" office:value-type="float" office:value="357" calcext:value-type="float">
            <text:p>357</text:p>
          </table:table-cell>
          <table:table-cell table:formula="of:=[.H57]+[.G58]" office:value-type="float" office:value="15834" calcext:value-type="float">
            <text:p>15834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2.44" calcext:value-type="currency">
            <text:p>$62,44</text:p>
          </table:table-cell>
          <table:table-cell table:style-name="ce13" table:formula="of:=7.42+8" office:value-type="currency" office:currency="USD" office:value="15.42" calcext:value-type="currency">
            <text:p>$15,4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8]+[.L58]+[.M58]" office:value-type="currency" office:currency="USD" office:value="77.86" calcext:value-type="currency">
            <text:p>$77,86</text:p>
          </table:table-cell>
          <table:table-cell table:style-name="ce13" table:formula="of:=[.O57]+[.N58]" office:value-type="currency" office:currency="USD" office:value="2850.4904" calcext:value-type="currency">
            <text:p>$2 850,49</text:p>
          </table:table-cell>
          <table:table-cell table:style-name="ce22" table:formula="of:=[.A58]*budgetjour-[.O58]" office:value-type="currency" office:currency="USD" office:value="284.5096" calcext:value-type="currency">
            <text:p>$284,51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string" office:string-value="Sierra Blanca" calcext:value-type="string">
            <text:p>Sierra Blanca</text:p>
          </table:table-cell>
          <table:table-cell office:value-type="string" calcext:value-type="string">
            <text:p>Fort Hancock</text:p>
          </table:table-cell>
          <table:table-cell office:value-type="float" office:value="72" calcext:value-type="float">
            <text:p>72</text:p>
          </table:table-cell>
          <table:table-cell table:formula="of:=[.F58]+[.E59]" office:value-type="float" office:value="3765" calcext:value-type="float">
            <text:p>3765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58]+[.G59]" office:value-type="float" office:value="16158" calcext:value-type="float">
            <text:p>16158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.8" calcext:value-type="currency">
            <text:p>$67,80</text:p>
          </table:table-cell>
          <table:table-cell table:style-name="ce13" table:formula="of:=3+9.85+3.18" office:value-type="currency" office:currency="USD" office:value="16.03" calcext:value-type="currency">
            <text:p>$16,0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9]+[.L59]+[.M59]" office:value-type="currency" office:currency="USD" office:value="83.83" calcext:value-type="currency">
            <text:p>$83,83</text:p>
          </table:table-cell>
          <table:table-cell table:style-name="ce13" table:formula="of:=[.O58]+[.N59]" office:value-type="currency" office:currency="USD" office:value="2934.3204" calcext:value-type="currency">
            <text:p>$2 934,32</text:p>
          </table:table-cell>
          <table:table-cell table:style-name="ce22" table:formula="of:=[.A59]*budgetjour-[.O59]" office:value-type="currency" office:currency="USD" office:value="255.6796" calcext:value-type="currency">
            <text:p>$255,68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string" office:string-value="Fort Hancock" calcext:value-type="string">
            <text:p>Fort Hancock</text:p>
          </table:table-cell>
          <table:table-cell office:value-type="string" calcext:value-type="string">
            <text:p>El Paso</text:p>
          </table:table-cell>
          <table:table-cell office:value-type="float" office:value="85" calcext:value-type="float">
            <text:p>85</text:p>
          </table:table-cell>
          <table:table-cell table:formula="of:=[.F59]+[.E60]" office:value-type="float" office:value="3850" calcext:value-type="float">
            <text:p>3850</text:p>
          </table:table-cell>
          <table:table-cell table:style-name="Default" office:value-type="float" office:value="213" calcext:value-type="float">
            <text:p>213</text:p>
          </table:table-cell>
          <table:table-cell table:formula="of:=[.H59]+[.G60]" office:value-type="float" office:value="16371" calcext:value-type="float">
            <text:p>16371</text:p>
          </table:table-cell>
          <table:table-cell office:value-type="float" office:value="14.05" calcext:value-type="float">
            <text:p>14,0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52.3" calcext:value-type="currency">
            <text:p>$52,30</text:p>
          </table:table-cell>
          <table:table-cell table:style-name="Default" office:value-type="float" office:value="0" calcext:value-type="float">
            <text:p>0</text:p>
          </table:table-cell>
          <table:table-cell table:style-name="ce13" table:formula="of:=[.K60]+[.L60]+[.M61]" office:value-type="currency" office:currency="USD" office:value="227.22" calcext:value-type="currency">
            <text:p>$227,22</text:p>
          </table:table-cell>
          <table:table-cell table:style-name="ce13" table:formula="of:=[.O59]+[.N60]" office:value-type="currency" office:currency="USD" office:value="3161.5404" calcext:value-type="currency">
            <text:p>$3 161,54</text:p>
          </table:table-cell>
          <table:table-cell table:style-name="ce22" table:formula="of:=[.A60]*budgetjour-[.O60]" office:value-type="currency" office:currency="USD" office:value="83.4596000000001" calcext:value-type="currency">
            <text:p>$83,46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0]+[.E61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0]+[.G61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00.67" calcext:value-type="currency">
            <text:p>$100,67</text:p>
          </table:table-cell>
          <table:table-cell table:style-name="ce13" table:formula="of:=[.K61]+[.L61]+[.M61]" office:value-type="currency" office:currency="USD" office:value="174.92" calcext:value-type="currency">
            <text:p>$174,92</text:p>
          </table:table-cell>
          <table:table-cell table:style-name="ce13" table:formula="of:=[.O60]+[.N61]" office:value-type="currency" office:currency="USD" office:value="3336.4604" calcext:value-type="currency">
            <text:p>$3 336,46</text:p>
          </table:table-cell>
          <table:table-cell table:style-name="ce22" table:formula="of:=[.A61]*budgetjour-[.O61]" office:value-type="currency" office:currency="USD" office:value="-36.4603999999999" calcext:value-type="currency">
            <text:p>-$36,46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1]+[.E62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1]+[.G62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21.67" calcext:value-type="currency">
            <text:p>$21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2]+[.L62]+[.M62]" office:value-type="currency" office:currency="USD" office:value="95.92" calcext:value-type="currency">
            <text:p>$95,92</text:p>
          </table:table-cell>
          <table:table-cell table:style-name="ce13" table:formula="of:=[.O61]+[.N62]" office:value-type="currency" office:currency="USD" office:value="3432.3804" calcext:value-type="currency">
            <text:p>$3 432,38</text:p>
          </table:table-cell>
          <table:table-cell table:style-name="ce22" table:formula="of:=[.A62]*budgetjour-[.O62]" office:value-type="currency" office:currency="USD" office:value="-77.3804" calcext:value-type="currency">
            <text:p>-$77,38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string" office:string-value="El Paso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office:value-type="float" office:value="85" calcext:value-type="float">
            <text:p>85</text:p>
          </table:table-cell>
          <table:table-cell table:formula="of:=[.F62]+[.E63]" office:value-type="float" office:value="3935" calcext:value-type="float">
            <text:p>3935</text:p>
          </table:table-cell>
          <table:table-cell table:style-name="Default" office:value-type="float" office:value="351" calcext:value-type="float">
            <text:p>351</text:p>
          </table:table-cell>
          <table:table-cell table:formula="of:=[.H62]+[.G63]" office:value-type="float" office:value="16722" calcext:value-type="float">
            <text:p>16722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21" calcext:value-type="currency">
            <text:p>$21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3]+[.L63]+[.M63]" office:value-type="currency" office:currency="USD" office:value="41" calcext:value-type="currency">
            <text:p>$41,00</text:p>
          </table:table-cell>
          <table:table-cell table:style-name="ce13" table:formula="of:=[.O62]+[.N63]" office:value-type="currency" office:currency="USD" office:value="3473.3804" calcext:value-type="currency">
            <text:p>$3 473,38</text:p>
          </table:table-cell>
          <table:table-cell table:style-name="ce22" table:formula="of:=[.A63]*budgetjour-[.O63]" office:value-type="currency" office:currency="USD" office:value="-63.3804" calcext:value-type="currency">
            <text:p>-$63,38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string" office:string-value="Las Cruces" calcext:value-type="string">
            <text:p>Las Cruces</text:p>
          </table:table-cell>
          <table:table-cell office:value-type="string" calcext:value-type="string">
            <text:p>Caballo</text:p>
          </table:table-cell>
          <table:table-cell office:value-type="float" office:value="104" calcext:value-type="float">
            <text:p>104</text:p>
          </table:table-cell>
          <table:table-cell table:formula="of:=[.F63]+[.E64]" office:value-type="float" office:value="4039" calcext:value-type="float">
            <text:p>4039</text:p>
          </table:table-cell>
          <table:table-cell table:style-name="Default" office:value-type="float" office:value="428" calcext:value-type="float">
            <text:p>428</text:p>
          </table:table-cell>
          <table:table-cell table:formula="of:=[.H63]+[.G64]" office:value-type="float" office:value="17150" calcext:value-type="float">
            <text:p>17150</text:p>
          </table:table-cell>
          <table:table-cell office:value-type="float" office:value="16.38" calcext:value-type="float">
            <text:p>16,38</text:p>
          </table:table-cell>
          <table:table-cell office:value-type="string" calcext:value-type="string">
            <text:p>Cabine</text:p>
          </table:table-cell>
          <table:table-cell table:style-name="ce13" office:value-type="currency" office:currency="USD" office:value="41.5" calcext:value-type="currency">
            <text:p>$41,50</text:p>
          </table:table-cell>
          <table:table-cell table:style-name="ce13" office:value-type="currency" office:currency="USD" office:value="3.56" calcext:value-type="currency">
            <text:p>$3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4]+[.L64]+[.M64]" office:value-type="currency" office:currency="USD" office:value="45.06" calcext:value-type="currency">
            <text:p>$45,06</text:p>
          </table:table-cell>
          <table:table-cell table:style-name="ce13" table:formula="of:=[.O63]+[.N64]" office:value-type="currency" office:currency="USD" office:value="3518.4404" calcext:value-type="currency">
            <text:p>$3 518,44</text:p>
          </table:table-cell>
          <table:table-cell table:style-name="ce22" table:formula="of:=[.A64]*budgetjour-[.O64]" office:value-type="currency" office:currency="USD" office:value="-53.4404" calcext:value-type="currency">
            <text:p>-$53,44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string" office:string-value="Caballo" calcext:value-type="string">
            <text:p>Caballo</text:p>
          </table:table-cell>
          <table:table-cell office:value-type="string" calcext:value-type="string">
            <text:p>Mimbres</text:p>
          </table:table-cell>
          <table:table-cell office:value-type="float" office:value="88" calcext:value-type="float">
            <text:p>88</text:p>
          </table:table-cell>
          <table:table-cell table:formula="of:=[.F64]+[.E65]" office:value-type="float" office:value="4127" calcext:value-type="float">
            <text:p>4127</text:p>
          </table:table-cell>
          <table:table-cell table:style-name="Default" office:value-type="float" office:value="1576" calcext:value-type="float">
            <text:p>1576</text:p>
          </table:table-cell>
          <table:table-cell table:formula="of:=[.H64]+[.G65]" office:value-type="float" office:value="18726" calcext:value-type="float">
            <text:p>18726</text:p>
          </table:table-cell>
          <table:table-cell office:value-type="float" office:value="11.7" calcext:value-type="float">
            <text:p>11,7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65]+[.L65]+[.M65]" office:value-type="currency" office:currency="USD" office:value="10" calcext:value-type="currency">
            <text:p>$10,00</text:p>
          </table:table-cell>
          <table:table-cell table:style-name="ce13" table:formula="of:=[.O64]+[.N65]" office:value-type="currency" office:currency="USD" office:value="3528.4404" calcext:value-type="currency">
            <text:p>$3 528,44</text:p>
          </table:table-cell>
          <table:table-cell table:style-name="ce22" table:formula="of:=[.A65]*budgetjour-[.O65]" office:value-type="currency" office:currency="USD" office:value="-8.44039999999995" calcext:value-type="currency">
            <text:p>-$8,44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string" office:string-value="Mimbres" calcext:value-type="string">
            <text:p>Mimbres</text:p>
          </table:table-cell>
          <table:table-cell office:value-type="string" calcext:value-type="string">
            <text:p>Silver City</text:p>
          </table:table-cell>
          <table:table-cell office:value-type="float" office:value="66" calcext:value-type="float">
            <text:p>66</text:p>
          </table:table-cell>
          <table:table-cell table:formula="of:=[.F65]+[.E66]" office:value-type="float" office:value="4193" calcext:value-type="float">
            <text:p>4193</text:p>
          </table:table-cell>
          <table:table-cell table:style-name="Default" office:value-type="float" office:value="975" calcext:value-type="float">
            <text:p>975</text:p>
          </table:table-cell>
          <table:table-cell table:formula="of:=[.H65]+[.G66]" office:value-type="float" office:value="19701" calcext:value-type="float">
            <text:p>19701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3" calcext:value-type="currency">
            <text:p>$13,00</text:p>
          </table:table-cell>
          <table:table-cell table:style-name="ce13" office:value-type="currency" office:currency="USD" office:value="41.35" calcext:value-type="currency">
            <text:p>$41,3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6]+[.L66]+[.M66]" office:value-type="currency" office:currency="USD" office:value="54.35" calcext:value-type="currency">
            <text:p>$54,35</text:p>
          </table:table-cell>
          <table:table-cell table:style-name="ce13" table:formula="of:=[.O65]+[.N66]" office:value-type="currency" office:currency="USD" office:value="3582.7904" calcext:value-type="currency">
            <text:p>$3 582,79</text:p>
          </table:table-cell>
          <table:table-cell table:style-name="ce22" table:formula="of:=[.A66]*budgetjour-[.O66]" office:value-type="currency" office:currency="USD" office:value="-7.79039999999986" calcext:value-type="currency">
            <text:p>-$7,79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4245" calcext:value-type="float">
            <text:p>4245</text:p>
          </table:table-cell>
          <table:table-cell table:style-name="Default" office:value-type="float" office:value="320" calcext:value-type="float">
            <text:p>320</text:p>
          </table:table-cell>
          <table:table-cell table:formula="of:=[.H66]+[.G67]" office:value-type="float" office:value="20021" calcext:value-type="float">
            <text:p>20021</text:p>
          </table:table-cell>
          <table:table-cell office:value-type="float" office:value="15.84" calcext:value-type="float">
            <text:p>15,84</text:p>
          </table:table-cell>
          <table:table-cell office:value-type="string" calcext:value-type="string">
            <text:p>KOA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3" calcext:value-type="currency">
            <text:p>$3,00</text:p>
          </table:table-cell>
          <table:table-cell table:style-name="ce13" table:formula="of:=[.K67]+[.L67]+[.M67]" office:value-type="currency" office:currency="USD" office:value="58" calcext:value-type="currency">
            <text:p>$58,00</text:p>
          </table:table-cell>
          <table:table-cell table:style-name="ce13" table:formula="of:=[.O66]+[.N67]" office:value-type="currency" office:currency="USD" office:value="3640.7904" calcext:value-type="currency">
            <text:p>$3 640,79</text:p>
          </table:table-cell>
          <table:table-cell table:style-name="ce22" table:formula="of:=[.A67]*budgetjour-[.O67]" office:value-type="currency" office:currency="USD" office:value="-10.7903999999999" calcext:value-type="currency">
            <text:p>-$10,79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61" calcext:value-type="float">
            <text:p>61</text:p>
          </table:table-cell>
          <table:table-cell table:formula="of:=[.F67]+[.E68]" office:value-type="float" office:value="4306" calcext:value-type="float">
            <text:p>4306</text:p>
          </table:table-cell>
          <table:table-cell table:style-name="Default" office:value-type="float" office:value="167" calcext:value-type="float">
            <text:p>167</text:p>
          </table:table-cell>
          <table:table-cell table:formula="of:=[.H67]+[.G68]" office:value-type="float" office:value="20188" calcext:value-type="float">
            <text:p>20188</text:p>
          </table:table-cell>
          <table:table-cell office:value-type="float" office:value="15.13" calcext:value-type="float">
            <text:p>15,13</text:p>
          </table:table-cell>
          <table:table-cell office:value-type="string" calcext:value-type="string">
            <text:p>B&amp;B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8]+[.L68]+[.M68]" office:value-type="currency" office:currency="USD" office:value="69" calcext:value-type="currency">
            <text:p>$69,00</text:p>
          </table:table-cell>
          <table:table-cell table:style-name="ce13" table:formula="of:=[.O67]+[.N68]" office:value-type="currency" office:currency="USD" office:value="3709.7904" calcext:value-type="currency">
            <text:p>$3 709,79</text:p>
          </table:table-cell>
          <table:table-cell table:style-name="ce22" table:formula="of:=[.A68]*budgetjour-[.O68]" office:value-type="currency" office:currency="USD" office:value="-24.7903999999999" calcext:value-type="currency">
            <text:p>-$24,79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64" calcext:value-type="float">
            <text:p>64</text:p>
          </table:table-cell>
          <table:table-cell table:formula="of:=[.F68]+[.E69]" office:value-type="float" office:value="4370" calcext:value-type="float">
            <text:p>4370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68]+[.G69]" office:value-type="float" office:value="20512" calcext:value-type="float">
            <text:p>20512</text:p>
          </table:table-cell>
          <table:table-cell office:value-type="float" office:value="14.09" calcext:value-type="float">
            <text:p>14,09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" calcext:value-type="currency">
            <text:p>$67,00</text:p>
          </table:table-cell>
          <table:table-cell table:style-name="ce13" office:value-type="currency" office:currency="USD" office:value="25.61" calcext:value-type="currency">
            <text:p>$25,6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9]+[.L69]+[.M69]" office:value-type="currency" office:currency="USD" office:value="92.61" calcext:value-type="currency">
            <text:p>$92,61</text:p>
          </table:table-cell>
          <table:table-cell table:style-name="ce13" table:formula="of:=[.O68]+[.N69]" office:value-type="currency" office:currency="USD" office:value="3802.4004" calcext:value-type="currency">
            <text:p>$3 802,40</text:p>
          </table:table-cell>
          <table:table-cell table:style-name="ce22" table:formula="of:=[.A69]*budgetjour-[.O69]" office:value-type="currency" office:currency="USD" office:value="-62.4004" calcext:value-type="currency">
            <text:p>-$62,40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string" office:string-value="Safford" calcext:value-type="string">
            <text:p>Safford</text:p>
          </table:table-cell>
          <table:table-cell office:value-type="string" calcext:value-type="string">
            <text:p>Peridot</text:p>
          </table:table-cell>
          <table:table-cell office:value-type="float" office:value="116" calcext:value-type="float">
            <text:p>116</text:p>
          </table:table-cell>
          <table:table-cell table:formula="of:=[.F69]+[.E70]" office:value-type="float" office:value="4486" calcext:value-type="float">
            <text:p>4486</text:p>
          </table:table-cell>
          <table:table-cell table:style-name="Default" office:value-type="float" office:value="636" calcext:value-type="float">
            <text:p>636</text:p>
          </table:table-cell>
          <table:table-cell table:formula="of:=[.H69]+[.G70]" office:value-type="float" office:value="21148" calcext:value-type="float">
            <text:p>21148</text:p>
          </table:table-cell>
          <table:table-cell office:value-type="float" office:value="14.53" calcext:value-type="float">
            <text:p>14,53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.6" calcext:value-type="currency">
            <text:p>$15,60</text:p>
          </table:table-cell>
          <table:table-cell table:style-name="ce13" table:formula="of:=2.07+2.07+1.36" office:value-type="currency" office:currency="USD" office:value="5.5" calcext:value-type="currency">
            <text:p>$5,5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0]+[.L70]+[.M70]" office:value-type="currency" office:currency="USD" office:value="21.1" calcext:value-type="currency">
            <text:p>$21,10</text:p>
          </table:table-cell>
          <table:table-cell table:style-name="ce13" table:formula="of:=[.O69]+[.N70]" office:value-type="currency" office:currency="USD" office:value="3823.5004" calcext:value-type="currency">
            <text:p>$3 823,50</text:p>
          </table:table-cell>
          <table:table-cell table:style-name="ce22" table:formula="of:=[.A70]*budgetjour-[.O70]" office:value-type="currency" office:currency="USD" office:value="-28.5003999999999" calcext:value-type="currency">
            <text:p>-$28,50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string" office:string-value="Peridot" calcext:value-type="string">
            <text:p>Peridot</text:p>
          </table:table-cell>
          <table:table-cell office:value-type="string" calcext:value-type="string">
            <text:p>Tonto Basin</text:p>
          </table:table-cell>
          <table:table-cell office:value-type="float" office:value="101" calcext:value-type="float">
            <text:p>101</text:p>
          </table:table-cell>
          <table:table-cell table:formula="of:=[.F70]+[.E71]" office:value-type="float" office:value="4587" calcext:value-type="float">
            <text:p>4587</text:p>
          </table:table-cell>
          <table:table-cell table:style-name="Default" office:value-type="float" office:value="963" calcext:value-type="float">
            <text:p>963</text:p>
          </table:table-cell>
          <table:table-cell table:formula="of:=[.H70]+[.G71]" office:value-type="float" office:value="22111" calcext:value-type="float">
            <text:p>22111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9" calcext:value-type="currency">
            <text:p>$69,00</text:p>
          </table:table-cell>
          <table:table-cell table:style-name="ce13" table:formula="of:=6.96+20" office:value-type="currency" office:currency="USD" office:value="26.96" calcext:value-type="currency">
            <text:p>$26,96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[.K71]+[.L71]+[.M71]" office:value-type="currency" office:currency="USD" office:value="105.96" calcext:value-type="currency">
            <text:p>$105,96</text:p>
          </table:table-cell>
          <table:table-cell table:style-name="ce13" table:formula="of:=[.O70]+[.N71]" office:value-type="currency" office:currency="USD" office:value="3929.4604" calcext:value-type="currency">
            <text:p>$3 929,46</text:p>
          </table:table-cell>
          <table:table-cell table:style-name="ce22" table:formula="of:=[.A71]*budgetjour-[.O71]" office:value-type="currency" office:currency="USD" office:value="-79.4603999999999" calcext:value-type="currency">
            <text:p>-$79,46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string" office:string-value="Tonto Basin" calcext:value-type="string">
            <text:p>Tonto Basin</text:p>
          </table:table-cell>
          <table:table-cell table:number-columns-repeated="2"/>
          <table:table-cell table:formula="of:=[.F71]+[.E72]" office:value-type="float" office:value="4587" calcext:value-type="float">
            <text:p>4587</text:p>
          </table:table-cell>
          <table:table-cell table:style-name="Default"/>
          <table:table-cell table:formula="of:=[.H71]+[.G72]" office:value-type="float" office:value="22111" calcext:value-type="float">
            <text:p>22111</text:p>
          </table:table-cell>
          <table:table-cell table:number-columns-repeated="2"/>
          <table:table-cell table:style-name="ce13" table:number-columns-repeated="3"/>
          <table:table-cell table:style-name="ce13" table:formula="of:=[.K72]+[.L72]+[.M72]" office:value-type="currency" office:currency="USD" office:value="0" calcext:value-type="currency">
            <text:p>$0,00</text:p>
          </table:table-cell>
          <table:table-cell table:style-name="ce13" table:formula="of:=[.O71]+[.N72]" office:value-type="currency" office:currency="USD" office:value="3929.4604" calcext:value-type="currency">
            <text:p>$3 929,46</text:p>
          </table:table-cell>
          <table:table-cell table:style-name="ce22" table:formula="of:=[.A72]*budgetjour-[.O72]" office:value-type="currency" office:currency="USD" office:value="-24.4603999999999" calcext:value-type="currency">
            <text:p>-$24,46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4587" calcext:value-type="float">
            <text:p>4587</text:p>
          </table:table-cell>
          <table:table-cell table:style-name="Default"/>
          <table:table-cell table:formula="of:=[.H72]+[.G73]" office:value-type="float" office:value="22111" calcext:value-type="float">
            <text:p>22111</text:p>
          </table:table-cell>
          <table:table-cell table:number-columns-repeated="2"/>
          <table:table-cell table:style-name="ce13" table:number-columns-repeated="3"/>
          <table:table-cell table:style-name="ce13" table:formula="of:=[.K73]+[.L73]+[.M73]" office:value-type="currency" office:currency="USD" office:value="0" calcext:value-type="currency">
            <text:p>$0,00</text:p>
          </table:table-cell>
          <table:table-cell table:style-name="ce13" table:formula="of:=[.O72]+[.N73]" office:value-type="currency" office:currency="USD" office:value="3929.4604" calcext:value-type="currency">
            <text:p>$3 929,46</text:p>
          </table:table-cell>
          <table:table-cell table:style-name="ce22" table:formula="of:=[.A73]*budgetjour-[.O73]" office:value-type="currency" office:currency="USD" office:value="30.5396000000001" calcext:value-type="currency">
            <text:p>$30,54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4587" calcext:value-type="float">
            <text:p>4587</text:p>
          </table:table-cell>
          <table:table-cell table:style-name="Default"/>
          <table:table-cell table:formula="of:=[.H73]+[.G74]" office:value-type="float" office:value="22111" calcext:value-type="float">
            <text:p>22111</text:p>
          </table:table-cell>
          <table:table-cell table:number-columns-repeated="2"/>
          <table:table-cell table:style-name="ce13" table:number-columns-repeated="3"/>
          <table:table-cell table:style-name="ce13" table:formula="of:=[.K74]+[.L74]+[.M74]" office:value-type="currency" office:currency="USD" office:value="0" calcext:value-type="currency">
            <text:p>$0,00</text:p>
          </table:table-cell>
          <table:table-cell table:style-name="ce13" table:formula="of:=[.O73]+[.N74]" office:value-type="currency" office:currency="USD" office:value="3929.4604" calcext:value-type="currency">
            <text:p>$3 929,46</text:p>
          </table:table-cell>
          <table:table-cell table:style-name="ce22" table:formula="of:=[.A74]*budgetjour-[.O74]" office:value-type="currency" office:currency="USD" office:value="85.5396000000001" calcext:value-type="currency">
            <text:p>$85,54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4587" calcext:value-type="float">
            <text:p>4587</text:p>
          </table:table-cell>
          <table:table-cell table:style-name="Default"/>
          <table:table-cell table:formula="of:=[.H74]+[.G75]" office:value-type="float" office:value="22111" calcext:value-type="float">
            <text:p>22111</text:p>
          </table:table-cell>
          <table:table-cell table:number-columns-repeated="2"/>
          <table:table-cell table:style-name="ce13" table:number-columns-repeated="3"/>
          <table:table-cell table:style-name="ce13" table:formula="of:=[.K75]+[.L75]+[.M75]" office:value-type="currency" office:currency="USD" office:value="0" calcext:value-type="currency">
            <text:p>$0,00</text:p>
          </table:table-cell>
          <table:table-cell table:style-name="ce13" table:formula="of:=[.O74]+[.N75]" office:value-type="currency" office:currency="USD" office:value="3929.4604" calcext:value-type="currency">
            <text:p>$3 929,46</text:p>
          </table:table-cell>
          <table:table-cell table:style-name="ce22" table:formula="of:=[.A75]*budgetjour-[.O75]" office:value-type="currency" office:currency="USD" office:value="140.5396" calcext:value-type="currency">
            <text:p>$140,54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4587" calcext:value-type="float">
            <text:p>4587</text:p>
          </table:table-cell>
          <table:table-cell table:style-name="Default"/>
          <table:table-cell table:formula="of:=[.H75]+[.G76]" office:value-type="float" office:value="22111" calcext:value-type="float">
            <text:p>22111</text:p>
          </table:table-cell>
          <table:table-cell table:number-columns-repeated="2"/>
          <table:table-cell table:style-name="ce13" table:number-columns-repeated="3"/>
          <table:table-cell table:style-name="ce13" table:formula="of:=[.K76]+[.L76]+[.M76]" office:value-type="currency" office:currency="USD" office:value="0" calcext:value-type="currency">
            <text:p>$0,00</text:p>
          </table:table-cell>
          <table:table-cell table:style-name="ce13" table:formula="of:=[.O75]+[.N76]" office:value-type="currency" office:currency="USD" office:value="3929.4604" calcext:value-type="currency">
            <text:p>$3 929,46</text:p>
          </table:table-cell>
          <table:table-cell table:style-name="ce22" table:formula="of:=[.A76]*budgetjour-[.O76]" office:value-type="currency" office:currency="USD" office:value="195.5396" calcext:value-type="currency">
            <text:p>$195,54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4587" calcext:value-type="float">
            <text:p>4587</text:p>
          </table:table-cell>
          <table:table-cell table:style-name="Default"/>
          <table:table-cell table:formula="of:=[.H76]+[.G77]" office:value-type="float" office:value="22111" calcext:value-type="float">
            <text:p>22111</text:p>
          </table:table-cell>
          <table:table-cell table:number-columns-repeated="2"/>
          <table:table-cell table:style-name="ce13" table:number-columns-repeated="3"/>
          <table:table-cell table:style-name="ce13" table:formula="of:=[.K78]+[.L78]+[.M77]" office:value-type="currency" office:currency="USD" office:value="0" calcext:value-type="currency">
            <text:p>$0,00</text:p>
          </table:table-cell>
          <table:table-cell table:style-name="ce13" table:formula="of:=[.O76]+[.N77]" office:value-type="currency" office:currency="USD" office:value="3929.4604" calcext:value-type="currency">
            <text:p>$3 929,46</text:p>
          </table:table-cell>
          <table:table-cell table:style-name="ce22" table:formula="of:=[.A77]*budgetjour-[.O77]" office:value-type="currency" office:currency="USD" office:value="250.5396" calcext:value-type="currency">
            <text:p>$250,54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4587" calcext:value-type="float">
            <text:p>4587</text:p>
          </table:table-cell>
          <table:table-cell table:style-name="Default"/>
          <table:table-cell table:formula="of:=[.H77]+[.G78]" office:value-type="float" office:value="22111" calcext:value-type="float">
            <text:p>22111</text:p>
          </table:table-cell>
          <table:table-cell table:number-columns-repeated="2"/>
          <table:table-cell table:style-name="ce13" table:number-columns-repeated="3"/>
          <table:table-cell table:style-name="ce13" table:formula="of:=[.K79]+[.L79]+[.M78]" office:value-type="currency" office:currency="USD" office:value="0" calcext:value-type="currency">
            <text:p>$0,00</text:p>
          </table:table-cell>
          <table:table-cell table:style-name="ce13" table:formula="of:=[.O77]+[.N78]" office:value-type="currency" office:currency="USD" office:value="3929.4604" calcext:value-type="currency">
            <text:p>$3 929,46</text:p>
          </table:table-cell>
          <table:table-cell table:style-name="ce22" table:formula="of:=[.A78]*budgetjour-[.O78]" office:value-type="currency" office:currency="USD" office:value="305.5396" calcext:value-type="currency">
            <text:p>$305,54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4587" calcext:value-type="float">
            <text:p>4587</text:p>
          </table:table-cell>
          <table:table-cell table:style-name="Default"/>
          <table:table-cell table:formula="of:=[.H78]+[.G79]" office:value-type="float" office:value="22111" calcext:value-type="float">
            <text:p>22111</text:p>
          </table:table-cell>
          <table:table-cell table:number-columns-repeated="2"/>
          <table:table-cell table:style-name="ce13" table:number-columns-repeated="3"/>
          <table:table-cell table:style-name="ce13" table:formula="of:=[.K79]+[.L79]+[.M79]" office:value-type="currency" office:currency="USD" office:value="0" calcext:value-type="currency">
            <text:p>$0,00</text:p>
          </table:table-cell>
          <table:table-cell table:style-name="ce13" table:formula="of:=[.O78]+[.N79]" office:value-type="currency" office:currency="USD" office:value="3929.4604" calcext:value-type="currency">
            <text:p>$3 929,46</text:p>
          </table:table-cell>
          <table:table-cell table:style-name="ce22" table:formula="of:=[.A79]*budgetjour-[.O79]" office:value-type="currency" office:currency="USD" office:value="360.5396" calcext:value-type="currency">
            <text:p>$360,54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4587" calcext:value-type="float">
            <text:p>4587</text:p>
          </table:table-cell>
          <table:table-cell table:style-name="Default"/>
          <table:table-cell table:formula="of:=[.H79]+[.G80]" office:value-type="float" office:value="22111" calcext:value-type="float">
            <text:p>22111</text:p>
          </table:table-cell>
          <table:table-cell table:number-columns-repeated="2"/>
          <table:table-cell table:style-name="ce13" table:number-columns-repeated="3"/>
          <table:table-cell table:style-name="ce13" table:formula="of:=[.K80]+[.L80]+[.M80]" office:value-type="currency" office:currency="USD" office:value="0" calcext:value-type="currency">
            <text:p>$0,00</text:p>
          </table:table-cell>
          <table:table-cell table:style-name="ce13" table:formula="of:=[.O79]+[.N80]" office:value-type="currency" office:currency="USD" office:value="3929.4604" calcext:value-type="currency">
            <text:p>$3 929,46</text:p>
          </table:table-cell>
          <table:table-cell table:style-name="ce22" table:formula="of:=[.A80]*budgetjour-[.O80]" office:value-type="currency" office:currency="USD" office:value="415.5396" calcext:value-type="currency">
            <text:p>$415,54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4587" calcext:value-type="float">
            <text:p>4587</text:p>
          </table:table-cell>
          <table:table-cell table:style-name="Default"/>
          <table:table-cell table:formula="of:=[.H80]+[.G81]" office:value-type="float" office:value="22111" calcext:value-type="float">
            <text:p>22111</text:p>
          </table:table-cell>
          <table:table-cell table:number-columns-repeated="2"/>
          <table:table-cell table:style-name="ce13" table:number-columns-repeated="3"/>
          <table:table-cell table:style-name="ce13" table:formula="of:=[.K81]+[.L81]+[.M81]" office:value-type="currency" office:currency="USD" office:value="0" calcext:value-type="currency">
            <text:p>$0,00</text:p>
          </table:table-cell>
          <table:table-cell table:style-name="ce13" table:formula="of:=[.O80]+[.N81]" office:value-type="currency" office:currency="USD" office:value="3929.4604" calcext:value-type="currency">
            <text:p>$3 929,46</text:p>
          </table:table-cell>
          <table:table-cell table:style-name="ce22" table:formula="of:=[.A81]*budgetjour-[.O81]" office:value-type="currency" office:currency="USD" office:value="470.5396" calcext:value-type="currency">
            <text:p>$470,54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4587" calcext:value-type="float">
            <text:p>4587</text:p>
          </table:table-cell>
          <table:table-cell table:style-name="Default"/>
          <table:table-cell table:formula="of:=[.H81]+[.G82]" office:value-type="float" office:value="22111" calcext:value-type="float">
            <text:p>22111</text:p>
          </table:table-cell>
          <table:table-cell table:number-columns-repeated="2"/>
          <table:table-cell table:style-name="ce13" table:number-columns-repeated="3"/>
          <table:table-cell table:style-name="ce13" table:formula="of:=[.K82]+[.L82]+[.M82]" office:value-type="currency" office:currency="USD" office:value="0" calcext:value-type="currency">
            <text:p>$0,00</text:p>
          </table:table-cell>
          <table:table-cell table:style-name="ce13" table:formula="of:=[.O81]+[.N82]" office:value-type="currency" office:currency="USD" office:value="3929.4604" calcext:value-type="currency">
            <text:p>$3 929,46</text:p>
          </table:table-cell>
          <table:table-cell table:style-name="ce22" table:formula="of:=[.A82]*budgetjour-[.O82]" office:value-type="currency" office:currency="USD" office:value="525.5396" calcext:value-type="currency">
            <text:p>$525,54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4587" calcext:value-type="float">
            <text:p>4587</text:p>
          </table:table-cell>
          <table:table-cell table:style-name="Default"/>
          <table:table-cell table:formula="of:=[.H82]+[.G83]" office:value-type="float" office:value="22111" calcext:value-type="float">
            <text:p>22111</text:p>
          </table:table-cell>
          <table:table-cell table:number-columns-repeated="2"/>
          <table:table-cell table:style-name="ce13" table:number-columns-repeated="3"/>
          <table:table-cell table:style-name="ce13" table:formula="of:=[.K83]+[.L83]+[.M83]" office:value-type="currency" office:currency="USD" office:value="0" calcext:value-type="currency">
            <text:p>$0,00</text:p>
          </table:table-cell>
          <table:table-cell table:style-name="ce13" table:formula="of:=[.O82]+[.N83]" office:value-type="currency" office:currency="USD" office:value="3929.4604" calcext:value-type="currency">
            <text:p>$3 929,46</text:p>
          </table:table-cell>
          <table:table-cell table:style-name="ce22" table:formula="of:=[.A83]*budgetjour-[.O83]" office:value-type="currency" office:currency="USD" office:value="580.5396" calcext:value-type="currency">
            <text:p>$580,54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4587" calcext:value-type="float">
            <text:p>4587</text:p>
          </table:table-cell>
          <table:table-cell table:style-name="Default"/>
          <table:table-cell table:formula="of:=[.H83]+[.G84]" office:value-type="float" office:value="22111" calcext:value-type="float">
            <text:p>22111</text:p>
          </table:table-cell>
          <table:table-cell table:number-columns-repeated="2"/>
          <table:table-cell table:style-name="ce13" table:number-columns-repeated="3"/>
          <table:table-cell table:style-name="ce13" table:formula="of:=[.K84]+[.L84]+[.M84]" office:value-type="currency" office:currency="USD" office:value="0" calcext:value-type="currency">
            <text:p>$0,00</text:p>
          </table:table-cell>
          <table:table-cell table:style-name="ce13" table:formula="of:=[.O83]+[.N84]" office:value-type="currency" office:currency="USD" office:value="3929.4604" calcext:value-type="currency">
            <text:p>$3 929,46</text:p>
          </table:table-cell>
          <table:table-cell table:style-name="ce22" table:formula="of:=[.A84]*budgetjour-[.O84]" office:value-type="currency" office:currency="USD" office:value="635.5396" calcext:value-type="currency">
            <text:p>$635,54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4587" calcext:value-type="float">
            <text:p>4587</text:p>
          </table:table-cell>
          <table:table-cell table:style-name="Default"/>
          <table:table-cell table:formula="of:=[.H84]+[.G85]" office:value-type="float" office:value="22111" calcext:value-type="float">
            <text:p>22111</text:p>
          </table:table-cell>
          <table:table-cell table:number-columns-repeated="2"/>
          <table:table-cell table:style-name="ce13" table:number-columns-repeated="3"/>
          <table:table-cell table:style-name="ce13" table:formula="of:=[.K85]+[.L85]+[.M85]" office:value-type="currency" office:currency="USD" office:value="0" calcext:value-type="currency">
            <text:p>$0,00</text:p>
          </table:table-cell>
          <table:table-cell table:style-name="ce13" table:formula="of:=[.O84]+[.N85]" office:value-type="currency" office:currency="USD" office:value="3929.4604" calcext:value-type="currency">
            <text:p>$3 929,46</text:p>
          </table:table-cell>
          <table:table-cell table:style-name="ce22" table:formula="of:=[.A85]*budgetjour-[.O85]" office:value-type="currency" office:currency="USD" office:value="690.5396" calcext:value-type="currency">
            <text:p>$690,54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4587" calcext:value-type="float">
            <text:p>4587</text:p>
          </table:table-cell>
          <table:table-cell table:style-name="Default"/>
          <table:table-cell table:formula="of:=[.H85]+[.G86]" office:value-type="float" office:value="22111" calcext:value-type="float">
            <text:p>22111</text:p>
          </table:table-cell>
          <table:table-cell table:number-columns-repeated="2"/>
          <table:table-cell table:style-name="ce13" table:number-columns-repeated="3"/>
          <table:table-cell table:style-name="ce13" table:formula="of:=[.K86]+[.L86]+[.M86]" office:value-type="currency" office:currency="USD" office:value="0" calcext:value-type="currency">
            <text:p>$0,00</text:p>
          </table:table-cell>
          <table:table-cell table:style-name="ce13" table:formula="of:=[.O85]+[.N86]" office:value-type="currency" office:currency="USD" office:value="3929.4604" calcext:value-type="currency">
            <text:p>$3 929,46</text:p>
          </table:table-cell>
          <table:table-cell table:style-name="ce22" table:formula="of:=[.A86]*budgetjour-[.O86]" office:value-type="currency" office:currency="USD" office:value="745.5396" calcext:value-type="currency">
            <text:p>$745,54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6]+[.E87]" office:value-type="float" office:value="4587" calcext:value-type="float">
            <text:p>4587</text:p>
          </table:table-cell>
          <table:table-cell table:style-name="Default"/>
          <table:table-cell table:formula="of:=[.H86]+[.G87]" office:value-type="float" office:value="22111" calcext:value-type="float">
            <text:p>22111</text:p>
          </table:table-cell>
          <table:table-cell table:number-columns-repeated="2"/>
          <table:table-cell table:style-name="ce13" table:number-columns-repeated="3"/>
          <table:table-cell table:style-name="ce13" table:formula="of:=[.K87]+[.L87]+[.M87]" office:value-type="currency" office:currency="USD" office:value="0" calcext:value-type="currency">
            <text:p>$0,00</text:p>
          </table:table-cell>
          <table:table-cell table:style-name="ce13" table:formula="of:=[.O86]+[.N87]" office:value-type="currency" office:currency="USD" office:value="3929.4604" calcext:value-type="currency">
            <text:p>$3 929,46</text:p>
          </table:table-cell>
          <table:table-cell table:style-name="ce22" table:formula="of:=[.A87]*budgetjour-[.O87]" office:value-type="currency" office:currency="USD" office:value="800.5396" calcext:value-type="currency">
            <text:p>$800,54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7]+[.E88]" office:value-type="float" office:value="4587" calcext:value-type="float">
            <text:p>4587</text:p>
          </table:table-cell>
          <table:table-cell table:style-name="Default"/>
          <table:table-cell table:formula="of:=[.H87]+[.G88]" office:value-type="float" office:value="22111" calcext:value-type="float">
            <text:p>22111</text:p>
          </table:table-cell>
          <table:table-cell table:number-columns-repeated="2"/>
          <table:table-cell table:style-name="ce13" table:number-columns-repeated="3"/>
          <table:table-cell table:style-name="ce13" table:formula="of:=[.K88]+[.L88]+[.M88]" office:value-type="currency" office:currency="USD" office:value="0" calcext:value-type="currency">
            <text:p>$0,00</text:p>
          </table:table-cell>
          <table:table-cell table:style-name="ce13" table:formula="of:=[.O87]+[.N88]" office:value-type="currency" office:currency="USD" office:value="3929.4604" calcext:value-type="currency">
            <text:p>$3 929,46</text:p>
          </table:table-cell>
          <table:table-cell table:style-name="ce22" table:formula="of:=[.A88]*budgetjour-[.O88]" office:value-type="currency" office:currency="USD" office:value="855.5396" calcext:value-type="currency">
            <text:p>$855,54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string" office:string-value="San Diego" calcext:value-type="string">
            <text:p>San Diego</text:p>
          </table:table-cell>
          <table:table-cell office:value-type="string" calcext:value-type="string">
            <text:p>Paris</text:p>
          </table:table-cell>
          <table:table-cell/>
          <table:table-cell table:formula="of:=[.F88]+[.E89]" office:value-type="float" office:value="4587" calcext:value-type="float">
            <text:p>4587</text:p>
          </table:table-cell>
          <table:table-cell table:style-name="Default"/>
          <table:table-cell table:formula="of:=[.H88]+[.G89]" office:value-type="float" office:value="22111" calcext:value-type="float">
            <text:p>22111</text:p>
          </table:table-cell>
          <table:table-cell table:number-columns-repeated="2"/>
          <table:table-cell table:style-name="ce13" table:number-columns-repeated="3"/>
          <table:table-cell table:style-name="ce13" table:formula="of:=[.K89]+[.L89]+[.M89]" office:value-type="currency" office:currency="USD" office:value="0" calcext:value-type="currency">
            <text:p>$0,00</text:p>
          </table:table-cell>
          <table:table-cell table:style-name="ce13" table:formula="of:=[.O88]+[.N89]" office:value-type="currency" office:currency="USD" office:value="3929.4604" calcext:value-type="currency">
            <text:p>$3 929,46</text:p>
          </table:table-cell>
          <table:table-cell table:style-name="ce22" table:formula="of:=[.A89]*budgetjour-[.O89]" office:value-type="currency" office:currency="USD" office:value="910.5396" calcext:value-type="currency">
            <text:p>$910,54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3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10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Feuille1.P2:Feuille1.P89">
            <calcext:condition calcext:apply-style-name="Bad" calcext:value="&lt;0" calcext:base-cell-address="Feuille1.P2"/>
            <calcext:condition calcext:apply-style-name="Good" calcext:value="&gt;=0" calcext:base-cell-address="Feuille1.P2"/>
          </calcext:conditional-format>
        </calcext:conditional-formats>
      </table:table>
      <table:table table:name="Feuille2" table:style-name="ta1">
        <table:table-column table:style-name="co17" table:default-cell-style-name="ce7"/>
        <table:table-column table:style-name="co18" table:default-cell-style-name="ce10"/>
        <table:table-column table:style-name="co19" table:number-columns-repeated="3" table:default-cell-style-name="Default"/>
        <table:table-column table:style-name="co20" table:default-cell-style-name="Default"/>
        <table:table-column table:style-name="co19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table:table-column table:style-name="co17" table:default-cell-style-name="ce7"/>
        <table:table-column table:style-name="co18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9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3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style-name="ce10" office:value-type="string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ark tolere</text:p>
          </table:table-cell>
          <table:table-cell office:value-type="string" calcext:value-type="string">
            <text:p>http://www.ultimatecampgrounds.com/ucpage/12793/TX/Langtry-Community-Center</text:p>
          </table:table-cell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style-name="ce10" office:value-type="string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string" office:string-value="El Paso" calcext:value-type="string">
            <text:p>El Paso</text:p>
          </table:table-cell>
          <table:table-cell table:number-columns-repeated="6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3" table:style-name="ta1">
        <table:table-column table:style-name="co17" table:default-cell-style-name="ce7"/>
        <table:table-column table:style-name="co18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9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Palo Verde" calcext:value-type="string">
            <text:p>Palo Verde</text:p>
          </table:table-cell>
          <table:table-cell office:value-type="string" calcext:value-type="string">
            <text:p>Brawley</text:p>
          </table:table-cell>
          <table:table-cell office:value-type="float" office:value="455" calcext:value-type="float">
            <text:p>45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Brawley" calcext:value-type="string">
            <text:p>Brawley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San Diego" calcext:value-type="string">
            <text:p>San Diego</text:p>
          </table:table-cell>
          <table:table-cell table:number-columns-repeated="6"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4" table:style-name="ta1">
        <office:forms form:automatic-focus="false" form:apply-design-mode="false"/>
        <table:table-column table:style-name="co17" table:default-cell-style-name="ce7"/>
        <table:table-column table:style-name="co18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9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Palo Verde" calcext:value-type="string">
            <text:p>Palo Verde</text:p>
          </table:table-cell>
          <table:table-cell office:value-type="string" calcext:value-type="string">
            <text:p>Glamis</text:p>
          </table:table-cell>
          <table:table-cell office:value-type="float" office:value="422" calcext:value-type="float">
            <text:p>42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G sans eau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Glamis" calcext:value-type="string">
            <text:p>Glamis</text:p>
          </table:table-cell>
          <table:table-cell office:value-type="string" calcext:value-type="string">
            <text:p>Calexico..</text:p>
          </table:table-cell>
          <table:table-cell office:value-type="float" office:value="490" calcext:value-type="float">
            <text:p>49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Calexico.." calcext:value-type="string">
            <text:p>Calexico..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3" table:style-name="ta1">
        <table:table-column table:style-name="co19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6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7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15:.C18])" office:value-type="float" office:value="2207" calcext:value-type="float">
            <text:p>2207</text:p>
          </table:table-cell>
          <table:table-cell/>
          <table:table-cell table:formula="of:=85-[$Feuille1.A53]+1" office:value-type="float" office:value="34" calcext:value-type="float">
            <text:p>34</text:p>
          </table:table-cell>
          <table:table-cell table:formula="of:=ROUND([.E19]/6;0)" office:value-type="float" office:value="6" calcext:value-type="float">
            <text:p>6</text:p>
          </table:table-cell>
          <table:table-cell table:formula="of:=[.E19]-[.F19]" office:value-type="float" office:value="28" calcext:value-type="float">
            <text:p>28</text:p>
          </table:table-cell>
          <table:table-cell table:formula="of:=[.C19]/[.G19]" office:value-type="float" office:value="78.8214285714286" calcext:value-type="float">
            <text:p>78,82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22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20:.C23])" office:value-type="float" office:value="1512" calcext:value-type="float">
            <text:p>1512</text:p>
          </table:table-cell>
          <table:table-cell/>
          <table:table-cell table:formula="of:=85-[$Feuille1.A62]+1" office:value-type="float" office:value="25" calcext:value-type="float">
            <text:p>25</text:p>
          </table:table-cell>
          <table:table-cell table:formula="of:=ROUND([.E24]/6;0)" office:value-type="float" office:value="4" calcext:value-type="float">
            <text:p>4</text:p>
          </table:table-cell>
          <table:table-cell table:formula="of:=[.E24]-[.F24]" office:value-type="float" office:value="21" calcext:value-type="float">
            <text:p>21</text:p>
          </table:table-cell>
          <table:table-cell table:formula="of:=[.C24]/[.G24]" office:value-type="float" office:value="72" calcext:value-type="float">
            <text:p>72</text:p>
          </table:table-cell>
        </table:table-row>
      </table:table>
      <table:named-expressions>
        <table:named-range table:name="budgetjour" table:base-cell-address="$Feuille1.$T$2" table:cell-range-address="$Feuille1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17:34:41.5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4T22:07:28.535000000</dc:date>
    <meta:editing-duration>P56DT21H30M8S</meta:editing-duration>
    <meta:editing-cycles>274</meta:editing-cycles>
    <meta:generator>LibreOffice/7.3.0.3$Windows_X86_64 LibreOffice_project/0f246aa12d0eee4a0f7adcefbf7c878fc2238db3</meta:generator>
    <meta:document-statistic meta:table-count="6" meta:cell-count="1930" meta:object-count="0"/>
    <meta:user-defined meta:name="Info 1"/>
    <meta:user-defined meta:name="Info 2"/>
    <meta:user-defined meta:name="Info 3"/>
    <meta:user-defined meta:name="Info 4"/>
  </office:meta>
</office:document-meta>
</file>